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  <table:table-cell table:number-columns-repeated="4"/>
          <table:table-cell table:formula="of:=49/5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/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  <table:table-cell table:number-columns-repeated="4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/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  <table:table-cell table:number-columns-repeated="4"/>
          <table:table-cell table:formula="of:=44/50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  <table:table-cell table:number-columns-repeated="4"/>
          <table:table-cell table:formula="of:=47/50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  <table:table-cell table:number-columns-repeated="4"/>
          <table:table-cell table:formula="of:=48/50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  <table:table-cell table:number-columns-repeated="4"/>
          <table:table-cell table:formula="of:=47/50" office:value-type="float" office:value="0.94" calcext:value-type="float">
            <text:p>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date-style style:name="N161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54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hours/>
      <number:text>:</number:text>
      <number:minutes number:style="long"/>
    </number:time-style>
    <number:date-style style:name="N148">
      <number:day/>
      <number:text>-</number:text>
      <number:month number:textual="true"/>
    </number:date-style>
    <number:date-style style:name="N14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46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1">
      <number:year number:style="long"/>
      <number:text>/</number:text>
      <number:month number:style="long"/>
      <number:text>/</number:text>
      <number:day number:style="long"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36">
      <number:month number:textual="true"/>
      <number:text>-</number:text>
      <number:year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60P0" style:volatile="true">
      <number:number number:decimal-places="2" number:min-decimal-places="1" number:min-integer-digits="1" number:decimal-replacement=""/>
    </number:number-style>
    <number:number-style style:name="N160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0">
      <number:number number:decimal-places="0" number:min-decimal-places="0" number:min-integer-digits="1"/>
      <style:map style:condition="value()&gt;0" style:apply-style-name="N160P0"/>
      <style:map style:condition="value()&lt;0" style:apply-style-name="N160P1"/>
    </number:number-style>
    <number:time-style style:name="N131">
      <number:hours/>
      <number:text>:</number:text>
      <number:minutes number:style="long"/>
      <number:text> </number:text>
      <number:am-pm/>
    </number:time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10-24T15:26:53.000535843</dc:date>
    <meta:editing-duration>PT9H52M8S</meta:editing-duration>
    <meta:editing-cycles>45</meta:editing-cycles>
    <meta:document-statistic meta:table-count="1" meta:cell-count="81" meta:object-count="0"/>
  </office:meta>
</office:document-meta>
</file>